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17in"/>
    </style:style>
    <style:style style:name="co3" style:family="table-column">
      <style:table-column-properties fo:break-before="auto" style:column-width="1.8807in"/>
    </style:style>
    <style:style style:name="co4" style:family="table-column">
      <style:table-column-properties fo:break-before="auto" style:column-width="1.5882in"/>
    </style:style>
    <style:style style:name="ro1" style:family="table-row">
      <style:table-row-properties style:row-height="0.5846in" fo:break-before="auto" style:use-optimal-row-height="true"/>
    </style:style>
    <style:style style:name="ro2" style:family="table-row">
      <style:table-row-properties style:row-height="0.7717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 calcext:value-type="string">
            <text:p>Neurotransmitters</text:p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<text:a xlink:href="https://en.wikipedia.org/wiki/Metabotropic" xlink:type="simple">Metabotropic</text:a></text:p>
          </table:table-cell>
          <table:table-cell table:style-name="ce1" office:value-type="string" calcext:value-type="string">
            <text:p><text:a xlink:href="https://en.wikipedia.org/wiki/Ionotropic" xlink:type="simple">Ionotropic</text:a>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 calcext:value-type="string">
            <text:p><text:a xlink:href="https://en.wikipedia.org/wiki/Small_molecule" xlink:type="simple">Small</text:a>: <text:a xlink:href="https://en.wikipedia.org/wiki/Amino_acid" xlink:type="simple">Amino acids</text:a> (<text:a xlink:href="https://en.wikipedia.org/wiki/Arginine" xlink:type="simple">Arg</text:a>)</text:p>
          </table:table-cell>
          <table:table-cell table:style-name="ce4" office:value-type="string" calcext:value-type="string">
            <text:p><text:a xlink:href="https://en.wikipedia.org/wiki/Arginine" xlink:type="simple">Arginine</text:a></text:p>
          </table:table-cell>
          <table:table-cell table:style-name="ce4" office:value-type="string" calcext:value-type="string">
            <text:p>Arg, R</text:p>
          </table:table-cell>
          <table:table-cell table:style-name="ce4" office:value-type="string" calcext:value-type="string">
            <text:p><text:a xlink:href="https://en.wikipedia.org/wiki/Alpha-2_adrenergic_receptor" xlink:type="simple">α2-Adrenergic receptors</text:a>, <text:a xlink:href="https://en.wikipedia.org/wiki/Imidazoline_receptor" xlink:type="simple">imidazoline receptors</text:a></text:p>
          </table:table-cell>
          <table:table-cell table:style-name="ce4" office:value-type="string" calcext:value-type="string">
            <text:p><text:a xlink:href="https://en.wikipedia.org/wiki/NMDA_receptor" xlink:type="simple">NMDA recepto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 Amino acids</text:p>
          </table:table-cell>
          <table:table-cell table:style-name="ce4" office:value-type="string" calcext:value-type="string">
            <text:p><text:a xlink:href="https://en.wikipedia.org/wiki/Aspartate" xlink:type="simple">Aspartate</text:a></text:p>
          </table:table-cell>
          <table:table-cell table:style-name="ce4" office:value-type="string" calcext:value-type="string">
            <text:p>Asp, D</text:p>
          </table:table-cell>
          <table:table-cell table:style-name="ce4"/>
          <table:table-cell table:style-name="ce4" office:value-type="string" calcext:value-type="string">
            <text:p><text:a xlink:href="https://en.wikipedia.org/wiki/NMDA_receptor" xlink:type="simple">NMDA receptors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all: Amino acids</text:p>
          </table:table-cell>
          <table:table-cell table:style-name="ce4" office:value-type="string" calcext:value-type="string">
            <text:p><text:a xlink:href="https://en.wikipedia.org/wiki/Glutamate" xlink:type="simple">Glutamate</text:a></text:p>
          </table:table-cell>
          <table:table-cell table:style-name="ce4" office:value-type="string" calcext:value-type="string">
            <text:p>Glu, E</text:p>
          </table:table-cell>
          <table:table-cell table:style-name="ce4" office:value-type="string" calcext:value-type="string">
            <text:p><text:a xlink:href="https://en.wikipedia.org/wiki/Metabotropic_glutamate_receptor" xlink:type="simple">Metabotropic glutamate receptors</text:a></text:p>
          </table:table-cell>
          <table:table-cell table:style-name="ce4" office:value-type="string" calcext:value-type="string">
            <text:p><text:a xlink:href="https://en.wikipedia.org/wiki/NMDA_receptor" xlink:type="simple">NMDA receptors</text:a>, <text:a xlink:href="https://en.wikipedia.org/wiki/Kainate_receptor" xlink:type="simple">kainate receptors</text:a>, <text:a xlink:href="https://en.wikipedia.org/wiki/AMPAR" xlink:type="simple">AMPA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 Amino acids</text:p>
          </table:table-cell>
          <table:table-cell table:style-name="ce4" office:value-type="string" calcext:value-type="string">
            <text:p><text:a xlink:href="https://en.wikipedia.org/wiki/Gamma-aminobutyric_acid" xlink:type="simple">Gamma-aminobutyric acid</text:a></text:p>
          </table:table-cell>
          <table:table-cell table:style-name="ce4" office:value-type="string" calcext:value-type="string">
            <text:p>GABA</text:p>
          </table:table-cell>
          <table:table-cell table:style-name="ce4" office:value-type="string" calcext:value-type="string">
            <text:p><text:a xlink:href="https://en.wikipedia.org/wiki/GABAB_receptor" xlink:type="simple">GABAB receptors</text:a></text:p>
          </table:table-cell>
          <table:table-cell table:style-name="ce4" office:value-type="string" calcext:value-type="string">
            <text:p><text:a xlink:href="https://en.wikipedia.org/wiki/GABAA_receptor" xlink:type="simple">GABAA receptors</text:a>, <text:a xlink:href="https://en.wikipedia.org/wiki/GABAA-rho_receptor" xlink:type="simple">GABAA-ρ recepto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 Amino acids</text:p>
          </table:table-cell>
          <table:table-cell table:style-name="ce4" office:value-type="string" calcext:value-type="string">
            <text:p><text:a xlink:href="https://en.wikipedia.org/wiki/Glycine" xlink:type="simple">Glycine</text:a></text:p>
          </table:table-cell>
          <table:table-cell table:style-name="ce4" office:value-type="string" calcext:value-type="string">
            <text:p>Gly, G</text:p>
          </table:table-cell>
          <table:table-cell table:style-name="ce4"/>
          <table:table-cell table:style-name="ce4" office:value-type="string" calcext:value-type="string">
            <text:p><text:a xlink:href="https://en.wikipedia.org/wiki/NMDA_receptor" xlink:type="simple">NMDA receptors</text:a>, <text:a xlink:href="https://en.wikipedia.org/wiki/Glycine_receptor" xlink:type="simple">glycine recepto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 Amino acids</text:p>
          </table:table-cell>
          <table:table-cell table:style-name="ce4" office:value-type="string" calcext:value-type="string">
            <text:p><text:a xlink:href="https://en.wikipedia.org/wiki/D-serine" xlink:type="simple">D-serine</text:a></text:p>
          </table:table-cell>
          <table:table-cell table:style-name="ce4" office:value-type="string" calcext:value-type="string">
            <text:p>Ser, S</text:p>
          </table:table-cell>
          <table:table-cell table:style-name="ce4"/>
          <table:table-cell table:style-name="ce4" office:value-type="string" calcext:value-type="string">
            <text:p><text:a xlink:href="https://en.wikipedia.org/wiki/NMDA_receptor" xlink:type="simple">NMDA recepto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 Acetylcholine</text:p>
          </table:table-cell>
          <table:table-cell table:style-name="ce4" office:value-type="string" calcext:value-type="string">
            <text:p><text:a xlink:href="https://en.wikipedia.org/wiki/Acetylcholine" xlink:type="simple">Acetylcholine</text:a></text:p>
          </table:table-cell>
          <table:table-cell table:style-name="ce4" office:value-type="string" calcext:value-type="string">
            <text:p>ACh</text:p>
          </table:table-cell>
          <table:table-cell table:style-name="ce4" office:value-type="string" calcext:value-type="string">
            <text:p><text:a xlink:href="https://en.wikipedia.org/wiki/Muscarinic_acetylcholine_receptor" xlink:type="simple">Muscarinic acetylcholine receptors</text:a></text:p>
          </table:table-cell>
          <table:table-cell table:style-name="ce4" office:value-type="string" calcext:value-type="string">
            <text:p><text:a xlink:href="https://en.wikipedia.org/wiki/Nicotinic_acetylcholine_receptor" xlink:type="simple">Nicotinic acetylcholine receptor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 <text:a xlink:href="https://en.wikipedia.org/wiki/Monoamine_neurotransmitter" xlink:type="simple">Monoamine</text:a> (<text:a xlink:href="https://en.wikipedia.org/wiki/Phenylalanine" xlink:type="simple">Phe</text:a>/<text:a xlink:href="https://en.wikipedia.org/wiki/Tyrosine" xlink:type="simple">Tyr</text:a>)</text:p>
          </table:table-cell>
          <table:table-cell table:style-name="ce4" office:value-type="string" calcext:value-type="string">
            <text:p><text:a xlink:href="https://en.wikipedia.org/wiki/Dopamine" xlink:type="simple">Dopamine</text:a>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<text:a xlink:href="https://en.wikipedia.org/wiki/Dopamine_receptor" xlink:type="simple">Dopamine receptors</text:a>, <text:a xlink:href="https://en.wikipedia.org/wiki/Trace_amine-associated_receptor_1" xlink:type="simple">trace amine-associated receptor 1</text:a><text:a xlink:href="https://en.wikipedia.org/wiki/Neurotransmitter#cite_note-DA_IUPHAR-30" xlink:type="simple">[29]</text:a><text:a xlink:href="https://en.wikipedia.org/wiki/Neurotransmitter#cite_note-Miller+Grandy_2016-31" xlink:type="simple">[30]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mall: Monoamine (<text:a xlink:href="https://en.wikipedia.org/wiki/Phenylalanine" xlink:type="simple">Phe</text:a>/<text:a xlink:href="https://en.wikipedia.org/wiki/Tyrosine" xlink:type="simple">Tyr</text:a>)</text:p>
          </table:table-cell>
          <table:table-cell table:style-name="ce4" office:value-type="string" calcext:value-type="string">
            <text:p><text:a xlink:href="https://en.wikipedia.org/wiki/Norepinephrine" xlink:type="simple">Norepinephrine</text:a> (noradrenaline)</text:p>
          </table:table-cell>
          <table:table-cell table:style-name="ce4" office:value-type="string" calcext:value-type="string">
            <text:p>NE, NAd</text:p>
          </table:table-cell>
          <table:table-cell table:style-name="ce4" office:value-type="string" calcext:value-type="string">
            <text:p><text:a xlink:href="https://en.wikipedia.org/wiki/Adrenergic_receptor" xlink:type="simple">Adrenergic receptor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mall: Monoamine (<text:a xlink:href="https://en.wikipedia.org/wiki/Phenylalanine" xlink:type="simple">Phe</text:a>/<text:a xlink:href="https://en.wikipedia.org/wiki/Tyrosine" xlink:type="simple">Tyr</text:a>)</text:p>
          </table:table-cell>
          <table:table-cell table:style-name="ce4" office:value-type="string" calcext:value-type="string">
            <text:p><text:a xlink:href="https://en.wikipedia.org/wiki/Epinephrine" xlink:type="simple">Epinephrine</text:a> (adrenaline)</text:p>
          </table:table-cell>
          <table:table-cell table:style-name="ce4" office:value-type="string" calcext:value-type="string">
            <text:p>Epi, Ad</text:p>
          </table:table-cell>
          <table:table-cell table:style-name="ce4" office:value-type="string" calcext:value-type="string">
            <text:p><text:a xlink:href="https://en.wikipedia.org/wiki/Adrenergic_receptor" xlink:type="simple">Adrenergic receptor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mall: Monoamine (<text:a xlink:href="https://en.wikipedia.org/wiki/Tryptophan" xlink:type="simple">Trp</text:a>)</text:p>
          </table:table-cell>
          <table:table-cell table:style-name="ce4" office:value-type="string" calcext:value-type="string">
            <text:p><text:a xlink:href="https://en.wikipedia.org/wiki/Serotonin" xlink:type="simple">Serotonin</text:a> (5-hydroxytryptamine)</text:p>
          </table:table-cell>
          <table:table-cell table:style-name="ce4" office:value-type="string" calcext:value-type="string">
            <text:p>5-HT</text:p>
          </table:table-cell>
          <table:table-cell table:style-name="ce4" office:value-type="string" calcext:value-type="string">
            <text:p><text:a xlink:href="https://en.wikipedia.org/wiki/Serotonin_receptor" xlink:type="simple">Serotonin receptors</text:a> (all except 5-HT3)</text:p>
          </table:table-cell>
          <table:table-cell table:style-name="ce4" office:value-type="string" calcext:value-type="string">
            <text:p><text:a xlink:href="https://en.wikipedia.org/wiki/5-HT3" xlink:type="simple">5-HT3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: Monoamine (<text:a xlink:href="https://en.wikipedia.org/wiki/Histidine" xlink:type="simple">His</text:a>)</text:p>
          </table:table-cell>
          <table:table-cell table:style-name="ce4" office:value-type="string" calcext:value-type="string">
            <text:p><text:a xlink:href="https://en.wikipedia.org/wiki/Histamine" xlink:type="simple">Histamine</text:a>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<text:a xlink:href="https://en.wikipedia.org/wiki/Histamine_receptor" xlink:type="simple">Histamine receptor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mall: <text:a xlink:href="https://en.wikipedia.org/wiki/Trace_amine" xlink:type="simple">Trace amine</text:a> (<text:a xlink:href="https://en.wikipedia.org/wiki/Phenylalanine" xlink:type="simple">Phe</text:a>)</text:p>
          </table:table-cell>
          <table:table-cell table:style-name="ce4" office:value-type="string" calcext:value-type="string">
            <text:p><text:a xlink:href="https://en.wikipedia.org/wiki/Phenethylamine" xlink:type="simple">Phenethylamine</text:a>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Human <text:a xlink:href="https://en.wikipedia.org/wiki/Trace_amine-associated_receptor" xlink:type="simple">trace amine-associated receptors</text:a>: <text:a xlink:href="https://en.wikipedia.org/wiki/Human_trace_amine_associated_receptor_1" xlink:type="simple">hTAAR1</text:a>, <text:a xlink:href="https://en.wikipedia.org/wiki/Human_trace_amine_associated_receptor_2" xlink:type="simple">hTAAR2</text:a>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mall: Trace amine (<text:a xlink:href="https://en.wikipedia.org/wiki/Phenylalanine" xlink:type="simple">Phe</text:a>)</text:p>
          </table:table-cell>
          <table:table-cell table:style-name="ce5" office:value-type="string" calcext:value-type="string">
            <text:p><text:a xlink:href="https://en.wikipedia.org/wiki/N-methylphenethylamine" xlink:type="simple">N-methylphenethylamine</text:a></text:p>
          </table:table-cell>
          <table:table-cell table:style-name="ce4" office:value-type="string" calcext:value-type="string">
            <text:p>NMPEA</text:p>
          </table:table-cell>
          <table:table-cell table:style-name="ce4" office:value-type="string" calcext:value-type="string">
            <text:p><text:a xlink:href="https://en.wikipedia.org/wiki/HTAAR1" xlink:type="simple">hTAAR1</text:a>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mall: Trace amine (<text:a xlink:href="https://en.wikipedia.org/wiki/Phenylalanine" xlink:type="simple">Phe</text:a>/<text:a xlink:href="https://en.wikipedia.org/wiki/Tyrosine" xlink:type="simple">Tyr</text:a>)</text:p>
          </table:table-cell>
          <table:table-cell table:style-name="ce4" office:value-type="string" calcext:value-type="string">
            <text:p><text:a xlink:href="https://en.wikipedia.org/wiki/Tyramine" xlink:type="simple">Tyramine</text:a></text:p>
          </table:table-cell>
          <table:table-cell table:style-name="ce4" office:value-type="string" calcext:value-type="string">
            <text:p>TYR</text:p>
          </table:table-cell>
          <table:table-cell table:style-name="ce4" office:value-type="string" calcext:value-type="string">
            <text:p><text:a xlink:href="https://en.wikipedia.org/wiki/HTAAR1" xlink:type="simple">hTAAR1</text:a>, <text:a xlink:href="https://en.wikipedia.org/wiki/HTAAR2" xlink:type="simple">hTAAR2</text:a>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mall: Trace amine (<text:a xlink:href="https://en.wikipedia.org/wiki/Phenylalanine" xlink:type="simple">Phe</text:a>/<text:a xlink:href="https://en.wikipedia.org/wiki/Tyrosine" xlink:type="simple">Tyr</text:a>)</text:p>
          </table:table-cell>
          <table:table-cell table:style-name="ce4" office:value-type="string" calcext:value-type="string">
            <text:p><text:a xlink:href="https://en.wikipedia.org/wiki/Octopamine" xlink:type="simple">octopamine</text:a></text:p>
          </table:table-cell>
          <table:table-cell table:style-name="ce4" office:value-type="string" calcext:value-type="string">
            <text:p>Oct</text:p>
          </table:table-cell>
          <table:table-cell table:style-name="ce4" office:value-type="string" calcext:value-type="string">
            <text:p><text:a xlink:href="https://en.wikipedia.org/wiki/HTAAR1" xlink:type="simple">hTAAR1</text:a>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mall: Trace amine (<text:a xlink:href="https://en.wikipedia.org/wiki/Phenylalanine" xlink:type="simple">Phe</text:a>/<text:a xlink:href="https://en.wikipedia.org/wiki/Tyrosine" xlink:type="simple">Tyr</text:a>)</text:p>
          </table:table-cell>
          <table:table-cell table:style-name="ce4" office:value-type="string" calcext:value-type="string">
            <text:p><text:a xlink:href="https://en.wikipedia.org/wiki/Synephrine" xlink:type="simple">Synephrine</text:a>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<text:a xlink:href="https://en.wikipedia.org/wiki/HTAAR1" xlink:type="simple">hTAAR1</text:a>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mall: Trace amine (<text:a xlink:href="https://en.wikipedia.org/wiki/Tryptophan" xlink:type="simple">Trp</text:a>)</text:p>
          </table:table-cell>
          <table:table-cell table:style-name="ce4" office:value-type="string" calcext:value-type="string">
            <text:p><text:a xlink:href="https://en.wikipedia.org/wiki/Tryptamine" xlink:type="simple">Tryptamine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HTAAR1" xlink:type="simple">hTAAR1</text:a>, various <text:a xlink:href="https://en.wikipedia.org/wiki/Serotonin_receptor" xlink:type="simple">serotonin receptors</text:a>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2" office:value-type="string" calcext:value-type="string">
            <text:p>Small: Trace amine (<text:a xlink:href="https://en.wikipedia.org/wiki/Tryptophan" xlink:type="simple">Trp</text:a>)</text:p>
          </table:table-cell>
          <table:table-cell table:style-name="ce5" office:value-type="string" calcext:value-type="string">
            <text:p><text:a xlink:href="https://en.wikipedia.org/wiki/N-methyltryptamine" xlink:type="simple">N-methyltryptamine</text:a></text:p>
          </table:table-cell>
          <table:table-cell table:style-name="ce4" office:value-type="string" calcext:value-type="string">
            <text:p>NMT</text:p>
          </table:table-cell>
          <table:table-cell table:style-name="ce4" office:value-type="string" calcext:value-type="string">
            <text:p><text:a xlink:href="https://en.wikipedia.org/wiki/HTAAR1" xlink:type="simple">hTAAR1</text:a>, various <text:a xlink:href="https://en.wikipedia.org/wiki/Serotonin_receptor" xlink:type="simple">serotonin receptors</text:a>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Lipid</text:p>
          </table:table-cell>
          <table:table-cell table:style-name="ce4" office:value-type="string" calcext:value-type="string">
            <text:p><text:a xlink:href="https://en.wikipedia.org/wiki/Anandamide" xlink:type="simple">Anandamide</text:a></text:p>
          </table:table-cell>
          <table:table-cell table:style-name="ce4" office:value-type="string" calcext:value-type="string">
            <text:p>AEA</text:p>
          </table:table-cell>
          <table:table-cell table:style-name="ce4" office:value-type="string" calcext:value-type="string">
            <text:p><text:a xlink:href="https://en.wikipedia.org/wiki/Cannabinoid_receptor" xlink:type="simple">Cannabinoid receptors</text:a>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Lipid</text:p>
          </table:table-cell>
          <table:table-cell table:style-name="ce4" office:value-type="string" calcext:value-type="string">
            <text:p><text:a xlink:href="https://en.wikipedia.org/wiki/2-Arachidonoylglycerol" xlink:type="simple">2-Arachidonoylglycerol</text:a></text:p>
          </table:table-cell>
          <table:table-cell table:style-name="ce4" office:value-type="string" calcext:value-type="string">
            <text:p>2-AG</text:p>
          </table:table-cell>
          <table:table-cell table:style-name="ce4" office:value-type="string" calcext:value-type="string">
            <text:p><text:a xlink:href="https://en.wikipedia.org/wiki/Cannabinoid_receptor" xlink:type="simple">Cannabinoid receptors</text:a>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Lipid</text:p>
          </table:table-cell>
          <table:table-cell table:style-name="ce4" office:value-type="string" calcext:value-type="string">
            <text:p><text:a xlink:href="https://en.wikipedia.org/wiki/2-Arachidonyl_glyceryl_ether" xlink:type="simple">2-Arachidonyl glyceryl ether</text:a></text:p>
          </table:table-cell>
          <table:table-cell table:style-name="ce4" office:value-type="string" calcext:value-type="string">
            <text:p>2-AGE</text:p>
          </table:table-cell>
          <table:table-cell table:style-name="ce4" office:value-type="string" calcext:value-type="string">
            <text:p><text:a xlink:href="https://en.wikipedia.org/wiki/Cannabinoid_receptor" xlink:type="simple">Cannabinoid receptors</text:a>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 calcext:value-type="string">
            <text:p>Lipid</text:p>
          </table:table-cell>
          <table:table-cell table:style-name="ce5" office:value-type="string" calcext:value-type="string">
            <text:p><text:a xlink:href="https://en.wikipedia.org/wiki/N-Arachidonoyl_dopamine" xlink:type="simple">N-Arachidonoyl dopamine</text:a></text:p>
          </table:table-cell>
          <table:table-cell table:style-name="ce4" office:value-type="string" calcext:value-type="string">
            <text:p>NADA</text:p>
          </table:table-cell>
          <table:table-cell table:style-name="ce4" office:value-type="string" calcext:value-type="string">
            <text:p><text:a xlink:href="https://en.wikipedia.org/wiki/Cannabinoid_receptor" xlink:type="simple">Cannabinoid receptors</text:a></text:p>
          </table:table-cell>
          <table:table-cell table:style-name="ce4" office:value-type="string" calcext:value-type="string">
            <text:p><text:a xlink:href="https://en.wikipedia.org/wiki/TRPV1" xlink:type="simple">TRPV1</text:a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pid</text:p>
          </table:table-cell>
          <table:table-cell table:style-name="ce4" office:value-type="string" calcext:value-type="string">
            <text:p><text:a xlink:href="https://en.wikipedia.org/wiki/Virodhamine" xlink:type="simple">Virodhamine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Cannabinoid_receptor" xlink:type="simple">Cannabinoid receptors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Small: <text:a xlink:href="https://en.wikipedia.org/wiki/Purine" xlink:type="simple">Purine</text:a></text:p>
          </table:table-cell>
          <table:table-cell table:style-name="ce4" office:value-type="string" calcext:value-type="string">
            <text:p><text:a xlink:href="https://en.wikipedia.org/wiki/Adenosine" xlink:type="simple">Adenosine</text:a></text:p>
          </table:table-cell>
          <table:table-cell table:style-name="ce4" office:value-type="string" calcext:value-type="string">
            <text:p>Ado</text:p>
          </table:table-cell>
          <table:table-cell table:style-name="ce4" office:value-type="string" calcext:value-type="string">
            <text:p><text:a xlink:href="https://en.wikipedia.org/wiki/Adenosine_receptor" xlink:type="simple">Adenosine receptors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Small: Purine</text:p>
          </table:table-cell>
          <table:table-cell table:style-name="ce4" office:value-type="string" calcext:value-type="string">
            <text:p><text:a xlink:href="https://en.wikipedia.org/wiki/Adenosine_triphosphate" xlink:type="simple">Adenosine triphosphate</text:a></text:p>
          </table:table-cell>
          <table:table-cell table:style-name="ce4" office:value-type="string" calcext:value-type="string">
            <text:p>ATP</text:p>
          </table:table-cell>
          <table:table-cell table:style-name="ce4" office:value-type="string" calcext:value-type="string">
            <text:p><text:a xlink:href="https://en.wikipedia.org/wiki/P2Y_receptor" xlink:type="simple">P2Y receptors</text:a></text:p>
          </table:table-cell>
          <table:table-cell table:style-name="ce4" office:value-type="string" calcext:value-type="string">
            <text:p><text:a xlink:href="https://en.wikipedia.org/wiki/P2X_receptor" xlink:type="simple">P2X receptors</text:a>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all: Purine</text:p>
          </table:table-cell>
          <table:table-cell table:style-name="ce4" office:value-type="string" calcext:value-type="string">
            <text:p><text:a xlink:href="https://en.wikipedia.org/wiki/Nicotinamide_adenine_dinucleotide" xlink:type="simple">Nicotinamide adenine dinucleotide</text:a></text:p>
          </table:table-cell>
          <table:table-cell table:style-name="ce4" office:value-type="string" calcext:value-type="string">
            <text:p>β-NAD</text:p>
          </table:table-cell>
          <table:table-cell table:style-name="ce4" office:value-type="string" calcext:value-type="string">
            <text:p><text:a xlink:href="https://en.wikipedia.org/wiki/P2Y_receptor" xlink:type="simple">P2Y receptors</text:a></text:p>
          </table:table-cell>
          <table:table-cell table:style-name="ce4" office:value-type="string" calcext:value-type="string">
            <text:p><text:a xlink:href="https://en.wikipedia.org/wiki/P2X_receptor" xlink:type="simple">P2X receptors</text:a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<text:a xlink:href="https://en.wikipedia.org/wiki/Bombesin-like_peptides" xlink:type="simple">Bombesin-like peptides</text:a></text:p>
          </table:table-cell>
          <table:table-cell table:style-name="ce4" office:value-type="string" calcext:value-type="string">
            <text:p><text:a xlink:href="https://en.wikipedia.org/wiki/Bombesin" xlink:type="simple">Bombesin</text:a></text:p>
          </table:table-cell>
          <table:table-cell table:style-name="ce4"/>
          <table:table-cell table:style-name="ce4" office:value-type="string" calcext:value-type="string">
            <text:p>BBR1-2-3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Bombesin-like peptide</text:p>
          </table:table-cell>
          <table:table-cell table:style-name="ce4" office:value-type="string" calcext:value-type="string">
            <text:p><text:a xlink:href="https://en.wikipedia.org/wiki/Gastrin_releasing_peptide" xlink:type="simple">Gastrin releasing peptide</text:a></text:p>
          </table:table-cell>
          <table:table-cell table:style-name="ce4" office:value-type="string" calcext:value-type="string">
            <text:p>GRP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Bombesin-like peptide</text:p>
          </table:table-cell>
          <table:table-cell table:style-name="ce4" office:value-type="string" calcext:value-type="string">
            <text:p><text:a xlink:href="https://en.wikipedia.org/wiki/Neuromedin_B" xlink:type="simple">Neuromedin B</text:a></text:p>
          </table:table-cell>
          <table:table-cell table:style-name="ce4" office:value-type="string" calcext:value-type="string">
            <text:p>NMB</text:p>
          </table:table-cell>
          <table:table-cell table:style-name="ce4" office:value-type="string" calcext:value-type="string">
            <text:p><text:a xlink:href="https://en.wikipedia.org/wiki/Neuromedin_B_receptor" xlink:type="simple">Neuromedin B receptor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Bradykinins</text:p>
          </table:table-cell>
          <table:table-cell table:style-name="ce4" office:value-type="string" calcext:value-type="string">
            <text:p><text:a xlink:href="https://en.wikipedia.org/wiki/Bradykinin" xlink:type="simple">Bradykin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Bradykinin_receptor_B1" xlink:type="simple">B1</text:a>, <text:a xlink:href="https://en.wikipedia.org/wiki/Bradykinin_receptor_B2" xlink:type="simple">B2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Amylin_family" xlink:type="simple">Calcitonin/CGRP family</text:a></text:p>
          </table:table-cell>
          <table:table-cell table:style-name="ce4" office:value-type="string" calcext:value-type="string">
            <text:p><text:a xlink:href="https://en.wikipedia.org/wiki/Calcitonin" xlink:type="simple">Calciton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Calcitonin_receptor" xlink:type="simple">Calcitonin receptor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Calcitonin/CGRP family</text:p>
          </table:table-cell>
          <table:table-cell table:style-name="ce4" office:value-type="string" calcext:value-type="string">
            <text:p><text:a xlink:href="https://en.wikipedia.org/wiki/Calcitonin_gene-related_peptide" xlink:type="simple">Calcitonin gene-related peptide</text:a></text:p>
          </table:table-cell>
          <table:table-cell table:style-name="ce4" office:value-type="string" calcext:value-type="string">
            <text:p>CGRP</text:p>
          </table:table-cell>
          <table:table-cell table:style-name="ce4" office:value-type="string" calcext:value-type="string">
            <text:p><text:a xlink:href="https://en.wikipedia.org/wiki/CALCRL" xlink:type="simple">CALCRL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Corticotropin-releasing_factor_family" xlink:type="simple">Corticotropin-releasing factors</text:a></text:p>
          </table:table-cell>
          <table:table-cell table:style-name="ce4" office:value-type="string" calcext:value-type="string">
            <text:p><text:a xlink:href="https://en.wikipedia.org/wiki/Corticotropin-releasing_hormone" xlink:type="simple">Corticotropin-releasing hormone</text:a></text:p>
          </table:table-cell>
          <table:table-cell table:style-name="ce4" office:value-type="string" calcext:value-type="string">
            <text:p>CRH</text:p>
          </table:table-cell>
          <table:table-cell table:style-name="ce4" office:value-type="string" calcext:value-type="string">
            <text:p><text:a xlink:href="https://en.wikipedia.org/wiki/Corticotropin-releasing_hormone_receptor_1" xlink:type="simple">CRHR1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Corticotropin-releasing factors</text:p>
          </table:table-cell>
          <table:table-cell table:style-name="ce4" office:value-type="string" calcext:value-type="string">
            <text:p><text:a xlink:href="https://en.wikipedia.org/wiki/Urocortin" xlink:type="simple">Urocort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Corticotropin-releasing_hormone_receptor_1" xlink:type="simple">CRHR1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Galanins</text:p>
          </table:table-cell>
          <table:table-cell table:style-name="ce4" office:value-type="string" calcext:value-type="string">
            <text:p><text:a xlink:href="https://en.wikipedia.org/wiki/Galanin" xlink:type="simple">Galan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GALR1" xlink:type="simple">GALR1</text:a>, <text:a xlink:href="https://en.wikipedia.org/wiki/GALR2" xlink:type="simple">GALR2</text:a>, <text:a xlink:href="https://en.wikipedia.org/wiki/GALR3" xlink:type="simple">GALR3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Galanins</text:p>
          </table:table-cell>
          <table:table-cell table:style-name="ce4" office:value-type="string" calcext:value-type="string">
            <text:p><text:a xlink:href="https://en.wikipedia.org/wiki/Galanin-like_peptide" xlink:type="simple">Galanin-like peptide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GALR1" xlink:type="simple">GALR1</text:a>, <text:a xlink:href="https://en.wikipedia.org/wiki/GALR2" xlink:type="simple">GALR2</text:a>, <text:a xlink:href="https://en.wikipedia.org/wiki/GALR3" xlink:type="simple">GALR3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Gastrins</text:p>
          </table:table-cell>
          <table:table-cell table:style-name="ce4" office:value-type="string" calcext:value-type="string">
            <text:p><text:a xlink:href="https://en.wikipedia.org/wiki/Gastrin" xlink:type="simple">Gastr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Cholecystokinin_B_receptor" xlink:type="simple">Cholecystokinin B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Gastrins</text:p>
          </table:table-cell>
          <table:table-cell table:style-name="ce4" office:value-type="string" calcext:value-type="string">
            <text:p><text:a xlink:href="https://en.wikipedia.org/wiki/Cholecystokinin" xlink:type="simple">Cholecystokinin</text:a></text:p>
          </table:table-cell>
          <table:table-cell table:style-name="ce4" office:value-type="string" calcext:value-type="string">
            <text:p>CCK</text:p>
          </table:table-cell>
          <table:table-cell table:style-name="ce4" office:value-type="string" calcext:value-type="string">
            <text:p><text:a xlink:href="https://en.wikipedia.org/wiki/Cholecystokinin_receptor" xlink:type="simple">Cholecystokinin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Granin" xlink:type="simple">Granins</text:a></text:p>
          </table:table-cell>
          <table:table-cell table:style-name="ce4" office:value-type="string" calcext:value-type="string">
            <text:p><text:a xlink:href="https://en.wikipedia.org/wiki/Chromogranin_A" xlink:type="simple">Chromogranin A</text:a></text:p>
          </table:table-cell>
          <table:table-cell table:style-name="ce4" office:value-type="string" calcext:value-type="string">
            <text:p>ChgA</text:p>
          </table:table-cell>
          <table:table-cell table:style-name="ce4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Melanocortin" xlink:type="simple">Melanocortins</text:a></text:p>
          </table:table-cell>
          <table:table-cell table:style-name="ce4" office:value-type="string" calcext:value-type="string">
            <text:p><text:a xlink:href="https://en.wikipedia.org/wiki/Adrenocorticotropic_hormone" xlink:type="simple">Adrenocorticotropic hormone</text:a></text:p>
          </table:table-cell>
          <table:table-cell table:style-name="ce4" office:value-type="string" calcext:value-type="string">
            <text:p>ACTH</text:p>
          </table:table-cell>
          <table:table-cell table:style-name="ce4" office:value-type="string" calcext:value-type="string">
            <text:p><text:a xlink:href="https://en.wikipedia.org/wiki/ACTH_receptor" xlink:type="simple">ACTH receptor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Melanocortins</text:p>
          </table:table-cell>
          <table:table-cell table:style-name="ce4" office:value-type="string" calcext:value-type="string">
            <text:p><text:a xlink:href="https://en.wikipedia.org/wiki/Proopiomelanocortin" xlink:type="simple">Proopiomelanocortin</text:a></text:p>
          </table:table-cell>
          <table:table-cell table:style-name="ce4" office:value-type="string" calcext:value-type="string">
            <text:p>POMC</text:p>
          </table:table-cell>
          <table:table-cell table:style-name="ce4" office:value-type="string" calcext:value-type="string">
            <text:p><text:a xlink:href="https://en.wikipedia.org/wiki/Melanocortin_4_receptor" xlink:type="simple">Melanocortin 4 receptor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Melanocortins</text:p>
          </table:table-cell>
          <table:table-cell table:style-name="ce4" office:value-type="string" calcext:value-type="string">
            <text:p><text:a xlink:href="https://en.wikipedia.org/wiki/Melanocyte-stimulating_hormone" xlink:type="simple">Melanocyte-stimulating hormones</text:a></text:p>
          </table:table-cell>
          <table:table-cell table:style-name="ce4" office:value-type="string" calcext:value-type="string">
            <text:p>MSH</text:p>
          </table:table-cell>
          <table:table-cell table:style-name="ce4" office:value-type="string" calcext:value-type="string">
            <text:p><text:a xlink:href="https://en.wikipedia.org/wiki/Melanocortin_receptor" xlink:type="simple">Melanocortin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Neurohypophyseal" xlink:type="simple">Neurohypophyseals</text:a></text:p>
          </table:table-cell>
          <table:table-cell table:style-name="ce4" office:value-type="string" calcext:value-type="string">
            <text:p><text:a xlink:href="https://en.wikipedia.org/wiki/Vasopressin" xlink:type="simple">Vasopressin</text:a></text:p>
          </table:table-cell>
          <table:table-cell table:style-name="ce4" office:value-type="string" calcext:value-type="string">
            <text:p>AVP</text:p>
          </table:table-cell>
          <table:table-cell table:style-name="ce4" office:value-type="string" calcext:value-type="string">
            <text:p><text:a xlink:href="https://en.wikipedia.org/wiki/Vasopressin_receptor" xlink:type="simple">Vasopressin receptors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Neurohypophyseals</text:p>
          </table:table-cell>
          <table:table-cell table:style-name="ce4" office:value-type="string" calcext:value-type="string">
            <text:p><text:a xlink:href="https://en.wikipedia.org/wiki/Oxytocin" xlink:type="simple">Oxytocin</text:a>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<text:a xlink:href="https://en.wikipedia.org/wiki/Oxytocin_receptor" xlink:type="simple">Oxytocin receptor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Neurohypophyseals</text:p>
          </table:table-cell>
          <table:table-cell table:style-name="ce4" office:value-type="string" calcext:value-type="string">
            <text:p><text:a xlink:href="https://en.wikipedia.org/wiki/Neurophysin_I" xlink:type="simple">Neurophysin I</text:a></text:p>
          </table:table-cell>
          <table:table-cell table:style-name="ce4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Neurohypophyseals</text:p>
          </table:table-cell>
          <table:table-cell table:style-name="ce4" office:value-type="string" calcext:value-type="string">
            <text:p><text:a xlink:href="https://en.wikipedia.org/wiki/Neurophysin_II" xlink:type="simple">Neurophysin II</text:a></text:p>
          </table:table-cell>
          <table:table-cell table:style-name="ce4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Neurohypophyseals</text:p>
          </table:table-cell>
          <table:table-cell table:style-name="ce4" office:value-type="string" calcext:value-type="string">
            <text:p><text:a xlink:href="https://en.wikipedia.org/wiki/Copeptin" xlink:type="simple">Copeptin</text:a></text:p>
          </table:table-cell>
          <table:table-cell table:style-name="ce4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Neuromedins</text:p>
          </table:table-cell>
          <table:table-cell table:style-name="ce4" office:value-type="string" calcext:value-type="string">
            <text:p><text:a xlink:href="https://en.wikipedia.org/wiki/Neuromedin_U" xlink:type="simple">Neuromedin U</text:a></text:p>
          </table:table-cell>
          <table:table-cell table:style-name="ce4" office:value-type="string" calcext:value-type="string">
            <text:p>NmU</text:p>
          </table:table-cell>
          <table:table-cell table:style-name="ce4" office:value-type="string" calcext:value-type="string">
            <text:p><text:a xlink:href="https://en.wikipedia.org/wiki/Neuromedin_U_receptor_1" xlink:type="simple">NmUR1</text:a>, <text:a xlink:href="https://en.wikipedia.org/wiki/Neuromedin_U_receptor_2" xlink:type="simple">NmUR2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Neuropeptide B/W</text:p>
          </table:table-cell>
          <table:table-cell table:style-name="ce4" office:value-type="string" calcext:value-type="string">
            <text:p><text:a xlink:href="https://en.wikipedia.org/wiki/Neuropeptide_B" xlink:type="simple">Neuropeptide B</text:a></text:p>
          </table:table-cell>
          <table:table-cell table:style-name="ce4" office:value-type="string" calcext:value-type="string">
            <text:p>NPB</text:p>
          </table:table-cell>
          <table:table-cell table:style-name="ce4" office:value-type="string" calcext:value-type="string">
            <text:p><text:a xlink:href="https://en.wikipedia.org/wiki/NPBWR1" xlink:type="simple">NPBW1</text:a>, <text:a xlink:href="https://en.wikipedia.org/wiki/Neuropeptides_B/W_receptor_2" xlink:type="simple">NPBW2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Neuropeptide B/W</text:p>
          </table:table-cell>
          <table:table-cell table:style-name="ce4" office:value-type="string" calcext:value-type="string">
            <text:p><text:a xlink:href="https://en.wikipedia.org/wiki/Neuropeptide_S" xlink:type="simple">Neuropeptide S</text:a></text:p>
          </table:table-cell>
          <table:table-cell table:style-name="ce4" office:value-type="string" calcext:value-type="string">
            <text:p>NPS</text:p>
          </table:table-cell>
          <table:table-cell table:style-name="ce4" office:value-type="string" calcext:value-type="string">
            <text:p><text:a xlink:href="https://en.wikipedia.org/wiki/Neuropeptide_S_receptor" xlink:type="simple">Neuropeptide S receptors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Neuropeptide Y</text:p>
          </table:table-cell>
          <table:table-cell table:style-name="ce4" office:value-type="string" calcext:value-type="string">
            <text:p><text:a xlink:href="https://en.wikipedia.org/wiki/Neuropeptide_Y" xlink:type="simple">Neuropeptide Y</text:a></text:p>
          </table:table-cell>
          <table:table-cell table:style-name="ce4" office:value-type="string" calcext:value-type="string">
            <text:p>NY</text:p>
          </table:table-cell>
          <table:table-cell table:style-name="ce4" office:value-type="string" calcext:value-type="string">
            <text:p><text:a xlink:href="https://en.wikipedia.org/wiki/Neuropeptide_Y_receptor" xlink:type="simple">Neuropeptide Y receptors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Neuropeptide Y</text:p>
          </table:table-cell>
          <table:table-cell table:style-name="ce4" office:value-type="string" calcext:value-type="string">
            <text:p><text:a xlink:href="https://en.wikipedia.org/wiki/Pancreatic_polypeptide" xlink:type="simple">Pancreatic polypeptide</text:a></text:p>
          </table:table-cell>
          <table:table-cell table:style-name="ce4" office:value-type="string" calcext:value-type="string">
            <text:p>PP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Neuropeptide Y</text:p>
          </table:table-cell>
          <table:table-cell table:style-name="ce4" office:value-type="string" calcext:value-type="string">
            <text:p><text:a xlink:href="https://en.wikipedia.org/wiki/Peptide_YY" xlink:type="simple">Peptide YY</text:a></text:p>
          </table:table-cell>
          <table:table-cell table:style-name="ce4" office:value-type="string" calcext:value-type="string">
            <text:p>PYY</text:p>
          </table:table-cell>
          <table:table-cell table:style-name="ce4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Opioid" xlink:type="simple">Opioids</text:a></text:p>
          </table:table-cell>
          <table:table-cell table:style-name="ce4" office:value-type="string" calcext:value-type="string">
            <text:p><text:a xlink:href="https://en.wikipedia.org/wiki/Enkephalins" xlink:type="simple">Enkephalin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Delta_opioid_receptor" xlink:type="simple">δ-Opioid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pioids</text:p>
          </table:table-cell>
          <table:table-cell table:style-name="ce4" office:value-type="string" calcext:value-type="string">
            <text:p><text:a xlink:href="https://en.wikipedia.org/wiki/Dynorphins" xlink:type="simple">Dynorphin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Kappa_opioid_receptor" xlink:type="simple">κ-Opioid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pioids</text:p>
          </table:table-cell>
          <table:table-cell table:style-name="ce4" office:value-type="string" calcext:value-type="string">
            <text:p><text:a xlink:href="https://en.wikipedia.org/wiki/Neoendorphins" xlink:type="simple">Neoendorphin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Kappa_opioid_receptor" xlink:type="simple">κ-Opioid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pioids</text:p>
          </table:table-cell>
          <table:table-cell table:style-name="ce4" office:value-type="string" calcext:value-type="string">
            <text:p><text:a xlink:href="https://en.wikipedia.org/wiki/Endorphins" xlink:type="simple">Endorphin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Mu_opioid_receptor" xlink:type="simple">μ-Opioid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pioids</text:p>
          </table:table-cell>
          <table:table-cell table:style-name="ce4" office:value-type="string" calcext:value-type="string">
            <text:p><text:a xlink:href="https://en.wikipedia.org/wiki/Endomorphins" xlink:type="simple">Endomorphin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Mu_opioid_receptor" xlink:type="simple">μ-Opioid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pioids</text:p>
          </table:table-cell>
          <table:table-cell table:style-name="ce4" office:value-type="string" calcext:value-type="string">
            <text:p><text:a xlink:href="https://en.wikipedia.org/wiki/Morphine#Human_biosynthesis" xlink:type="simple">Morphine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Mu_opioid_receptor" xlink:type="simple">μ-Opioid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pioids</text:p>
          </table:table-cell>
          <table:table-cell table:style-name="ce4" office:value-type="string" calcext:value-type="string">
            <text:p><text:a xlink:href="https://en.wikipedia.org/wiki/Nociceptin" xlink:type="simple">Nociceptin/orphanin FQ</text:a></text:p>
          </table:table-cell>
          <table:table-cell table:style-name="ce4" office:value-type="string" calcext:value-type="string">
            <text:p>N/OFQ</text:p>
          </table:table-cell>
          <table:table-cell table:style-name="ce4" office:value-type="string" calcext:value-type="string">
            <text:p><text:a xlink:href="https://en.wikipedia.org/wiki/Nociceptin_receptor" xlink:type="simple">Nociceptin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Orexin" xlink:type="simple">Orexins</text:a></text:p>
          </table:table-cell>
          <table:table-cell table:style-name="ce4" office:value-type="string" calcext:value-type="string">
            <text:p><text:a xlink:href="https://en.wikipedia.org/wiki/Orexin_A" xlink:type="simple">Orexin A</text:a></text:p>
          </table:table-cell>
          <table:table-cell table:style-name="ce4" office:value-type="string" calcext:value-type="string">
            <text:p>OX-A</text:p>
          </table:table-cell>
          <table:table-cell table:style-name="ce4" office:value-type="string" calcext:value-type="string">
            <text:p><text:a xlink:href="https://en.wikipedia.org/wiki/Orexin_receptor" xlink:type="simple">Orexin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rexins</text:p>
          </table:table-cell>
          <table:table-cell table:style-name="ce4" office:value-type="string" calcext:value-type="string">
            <text:p><text:a xlink:href="https://en.wikipedia.org/wiki/Orexin_B" xlink:type="simple">Orexin B</text:a></text:p>
          </table:table-cell>
          <table:table-cell table:style-name="ce4" office:value-type="string" calcext:value-type="string">
            <text:p>OX-B</text:p>
          </table:table-cell>
          <table:table-cell table:style-name="ce4" office:value-type="string" calcext:value-type="string">
            <text:p><text:a xlink:href="https://en.wikipedia.org/wiki/Orexin_receptor" xlink:type="simple">Orexin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Parathyroid_hormone_family" xlink:type="simple">Parathyroid hormone family</text:a></text:p>
          </table:table-cell>
          <table:table-cell table:style-name="ce4" office:value-type="string" calcext:value-type="string">
            <text:p><text:a xlink:href="https://en.wikipedia.org/wiki/Parathyroid_hormone-related_protein" xlink:type="simple">Parathyroid hormone-related protein</text:a></text:p>
          </table:table-cell>
          <table:table-cell table:style-name="ce4" office:value-type="string" calcext:value-type="string">
            <text:p>PTHrP</text:p>
          </table:table-cell>
          <table:table-cell table:style-name="ce4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RFamide_peptide_family" xlink:type="simple">RFamides</text:a></text:p>
          </table:table-cell>
          <table:table-cell table:style-name="ce4" office:value-type="string" calcext:value-type="string">
            <text:p><text:a xlink:href="https://en.wikipedia.org/wiki/Kisspeptin" xlink:type="simple">Kisspeptin</text:a></text:p>
          </table:table-cell>
          <table:table-cell table:style-name="ce4" office:value-type="string" calcext:value-type="string">
            <text:p>KiSS</text:p>
          </table:table-cell>
          <table:table-cell table:style-name="ce4" office:value-type="string" calcext:value-type="string">
            <text:p><text:a xlink:href="https://en.wikipedia.org/wiki/GPR54" xlink:type="simple">GPR54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RFamides</text:p>
          </table:table-cell>
          <table:table-cell table:style-name="ce4" office:value-type="string" calcext:value-type="string">
            <text:p><text:a xlink:href="https://en.wikipedia.org/wiki/Neuropeptide_FF" xlink:type="simple">Neuropeptide FF</text:a></text:p>
          </table:table-cell>
          <table:table-cell table:style-name="ce4" office:value-type="string" calcext:value-type="string">
            <text:p>NPFF</text:p>
          </table:table-cell>
          <table:table-cell table:style-name="ce4" office:value-type="string" calcext:value-type="string">
            <text:p>NPFF1, NPFF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RFamides</text:p>
          </table:table-cell>
          <table:table-cell table:style-name="ce4" office:value-type="string" calcext:value-type="string">
            <text:p><text:a xlink:href="https://en.wikipedia.org/wiki/Prolactin-releasing_peptide" xlink:type="simple">Prolactin-releasing peptide</text:a></text:p>
          </table:table-cell>
          <table:table-cell table:style-name="ce4" office:value-type="string" calcext:value-type="string">
            <text:p>PrRP</text:p>
          </table:table-cell>
          <table:table-cell table:style-name="ce4" office:value-type="string" calcext:value-type="string">
            <text:p><text:a xlink:href="https://en.wikipedia.org/wiki/Prolactin-releasing_peptide_receptor" xlink:type="simple">PrRP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RFamides</text:p>
          </table:table-cell>
          <table:table-cell table:style-name="ce4" office:value-type="string" calcext:value-type="string">
            <text:p><text:a xlink:href="https://en.wikipedia.org/wiki/Pyroglutamylated_RFamide_peptide" xlink:type="simple">Pyroglutamylated RFamide peptide</text:a></text:p>
          </table:table-cell>
          <table:table-cell table:style-name="ce4" office:value-type="string" calcext:value-type="string">
            <text:p>QRFP</text:p>
          </table:table-cell>
          <table:table-cell table:style-name="ce4" office:value-type="string" calcext:value-type="string">
            <text:p><text:a xlink:href="https://en.wikipedia.org/wiki/Pyroglutamylated_RFamide_peptide_receptor" xlink:type="simple">GPR103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Secretin_family" xlink:type="simple">Secretins</text:a></text:p>
          </table:table-cell>
          <table:table-cell table:style-name="ce4" office:value-type="string" calcext:value-type="string">
            <text:p><text:a xlink:href="https://en.wikipedia.org/wiki/Secretin" xlink:type="simple">Secret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Secretin_receptor" xlink:type="simple">Secretin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<text:a xlink:href="https://en.wikipedia.org/wiki/Motilin" xlink:type="simple">Motil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Motilin_receptor" xlink:type="simple">Motilin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<text:a xlink:href="https://en.wikipedia.org/wiki/Glucagon" xlink:type="simple">Glucago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Glucagon_receptor" xlink:type="simple">Glucagon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<text:a xlink:href="https://en.wikipedia.org/wiki/Glucagon-like_peptide-1" xlink:type="simple">Glucagon-like peptide-1</text:a></text:p>
          </table:table-cell>
          <table:table-cell table:style-name="ce4" office:value-type="string" calcext:value-type="string">
            <text:p>GLP-1</text:p>
          </table:table-cell>
          <table:table-cell table:style-name="ce4" office:value-type="string" calcext:value-type="string">
            <text:p><text:a xlink:href="https://en.wikipedia.org/wiki/Glucagon-like_peptide_1_receptor" xlink:type="simple">Glucagon-like peptide 1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<text:a xlink:href="https://en.wikipedia.org/wiki/Glucagon-like_peptide-2" xlink:type="simple">Glucagon-like peptide-2</text:a></text:p>
          </table:table-cell>
          <table:table-cell table:style-name="ce4" office:value-type="string" calcext:value-type="string">
            <text:p>GLP-2</text:p>
          </table:table-cell>
          <table:table-cell table:style-name="ce4" office:value-type="string" calcext:value-type="string">
            <text:p><text:a xlink:href="https://en.wikipedia.org/wiki/Glucagon-like_peptide_2_receptor" xlink:type="simple">Glucagon-like peptide 2 recepto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<text:a xlink:href="https://en.wikipedia.org/wiki/Vasoactive_intestinal_peptide" xlink:type="simple">Vasoactive intestinal peptide</text:a></text:p>
          </table:table-cell>
          <table:table-cell table:style-name="ce4" office:value-type="string" calcext:value-type="string">
            <text:p>VIP</text:p>
          </table:table-cell>
          <table:table-cell table:style-name="ce4" office:value-type="string" calcext:value-type="string">
            <text:p><text:a xlink:href="https://en.wikipedia.org/wiki/Vasoactive_intestinal_peptide_receptor" xlink:type="simple">Vasoactive intestinal peptide receptors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Growth hormonereleasing hormone</text:p>
          </table:table-cell>
          <table:table-cell table:style-name="ce4" office:value-type="string" calcext:value-type="string">
            <text:p>GHRH</text:p>
          </table:table-cell>
          <table:table-cell table:style-name="ce4" office:value-type="string" calcext:value-type="string">
            <text:p>Growth hormone-releasing hormone receptor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Secretins</text:p>
          </table:table-cell>
          <table:table-cell table:style-name="ce4" office:value-type="string" calcext:value-type="string">
            <text:p><text:a xlink:href="https://en.wikipedia.org/wiki/Pituitary_adenylate_cyclase-activating_peptide" xlink:type="simple">Pituitary adenylate cyclase-activating peptide</text:a></text:p>
          </table:table-cell>
          <table:table-cell table:style-name="ce4" office:value-type="string" calcext:value-type="string">
            <text:p>PACAP</text:p>
          </table:table-cell>
          <table:table-cell table:style-name="ce4" office:value-type="string" calcext:value-type="string">
            <text:p><text:a xlink:href="https://en.wikipedia.org/wiki/ADCYAP1R1" xlink:type="simple">ADCYAP1R1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Somatostatins</text:p>
          </table:table-cell>
          <table:table-cell table:style-name="ce4" office:value-type="string" calcext:value-type="string">
            <text:p><text:a xlink:href="https://en.wikipedia.org/wiki/Somatostatin" xlink:type="simple">Somatostatin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><text:a xlink:href="https://en.wikipedia.org/wiki/Somatostatin_receptor" xlink:type="simple">Somatostatin receptors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a xlink:href="https://en.wikipedia.org/wiki/Tachykinin_peptides" xlink:type="simple">Tachykinins</text:a></text:p>
          </table:table-cell>
          <table:table-cell table:style-name="ce4" office:value-type="string" calcext:value-type="string">
            <text:p><text:a xlink:href="https://en.wikipedia.org/wiki/Neurokinin_A" xlink:type="simple">Neurokinin A</text:a></text:p>
          </table:table-cell>
          <table:table-cell table:style-name="ce4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Tachykinins</text:p>
          </table:table-cell>
          <table:table-cell table:style-name="ce4" office:value-type="string" calcext:value-type="string">
            <text:p><text:a xlink:href="https://en.wikipedia.org/wiki/Neurokinin_B" xlink:type="simple">Neurokinin B</text:a></text:p>
          </table:table-cell>
          <table:table-cell table:style-name="ce4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Tachykinins</text:p>
          </table:table-cell>
          <table:table-cell table:style-name="ce4" office:value-type="string" calcext:value-type="string">
            <text:p><text:a xlink:href="https://en.wikipedia.org/wiki/Substance_P" xlink:type="simple">Substance P</text:a></text:p>
          </table:table-cell>
          <table:table-cell table:style-name="ce4" table:number-columns-repeated="3"/>
          <table:table-cell table:number-columns-repeated="1019"/>
        </table:table-row>
        <table:table-row table:style-name="ro4">
          <table:table-cell table:style-name="ce2" office:value-type="string" calcext:value-type="string">
            <text:p>Tachykinins</text:p>
          </table:table-cell>
          <table:table-cell table:style-name="ce4" office:value-type="string" calcext:value-type="string">
            <text:p><text:a xlink:href="https://en.wikipedia.org/wiki/Neuropeptide_K" xlink:type="simple">Neuropeptide K</text:a></text:p>
          </table:table-cell>
          <table:table-cell table:style-name="ce4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Other</text:p>
          </table:table-cell>
          <table:table-cell table:style-name="ce4" office:value-type="string" calcext:value-type="string">
            <text:p><text:a xlink:href="https://en.wikipedia.org/wiki/Agouti-related_peptide" xlink:type="simple">Agouti-related peptide</text:a></text:p>
          </table:table-cell>
          <table:table-cell table:style-name="ce4" office:value-type="string" calcext:value-type="string">
            <text:p>AgRP</text:p>
          </table:table-cell>
          <table:table-cell table:style-name="ce4" office:value-type="string" calcext:value-type="string">
            <text:p>Melanocortin receptor 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Other</text:p>
          </table:table-cell>
          <table:table-cell table:style-name="ce5" office:value-type="string" calcext:value-type="string">
            <text:p><text:a xlink:href="https://en.wikipedia.org/wiki/N-Acetylaspartylglutamate" xlink:type="simple">N-Acetylaspartylglutamate</text:a></text:p>
          </table:table-cell>
          <table:table-cell table:style-name="ce4" office:value-type="string" calcext:value-type="string">
            <text:p>NAAG</text:p>
          </table:table-cell>
          <table:table-cell table:style-name="ce4" office:value-type="string" calcext:value-type="string">
            <text:p><text:a xlink:href="https://en.wikipedia.org/wiki/Metabotropic_glutamate_receptor_3" xlink:type="simple">Metabotropic glutamate receptor 3</text:a> (mGluR3)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Other</text:p>
          </table:table-cell>
          <table:table-cell table:style-name="ce4" office:value-type="string" calcext:value-type="string">
            <text:p><text:a xlink:href="https://en.wikipedia.org/wiki/Cocaine-_and_amphetamine-regulated_transcript" xlink:type="simple">Cocaine- and amphetamine-regulated transcript</text:a></text:p>
          </table:table-cell>
          <table:table-cell table:style-name="ce4" office:value-type="string" calcext:value-type="string">
            <text:p>CART</text:p>
          </table:table-cell>
          <table:table-cell table:style-name="ce4" office:value-type="string" calcext:value-type="string">
            <text:p>Unknown <text:a xlink:href="https://en.wikipedia.org/wiki/Gi_alpha_subunit" xlink:type="simple">Gi/Go</text:a>-coupled receptor<text:a xlink:href="https://en.wikipedia.org/wiki/Neurotransmitter#cite_note-pmid21855138-32" xlink:type="simple">[31]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ther</text:p>
          </table:table-cell>
          <table:table-cell table:style-name="ce4" office:value-type="string" calcext:value-type="string">
            <text:p><text:a xlink:href="https://en.wikipedia.org/wiki/Gonadotropin-releasing_hormone" xlink:type="simple">Gonadotropin-releasing hormone</text:a></text:p>
          </table:table-cell>
          <table:table-cell table:style-name="ce4" office:value-type="string" calcext:value-type="string">
            <text:p>GnRH</text:p>
          </table:table-cell>
          <table:table-cell table:style-name="ce4" office:value-type="string" calcext:value-type="string">
            <text:p><text:a xlink:href="https://en.wikipedia.org/wiki/Gonadotropin-releasing_hormone_receptor" xlink:type="simple">GnRH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ther</text:p>
          </table:table-cell>
          <table:table-cell table:style-name="ce4" office:value-type="string" calcext:value-type="string">
            <text:p><text:a xlink:href="https://en.wikipedia.org/wiki/Thyrotropin-releasing_hormone" xlink:type="simple">Thyrotropin-releasing hormone</text:a></text:p>
          </table:table-cell>
          <table:table-cell table:style-name="ce4" office:value-type="string" calcext:value-type="string">
            <text:p>TRH</text:p>
          </table:table-cell>
          <table:table-cell table:style-name="ce4" office:value-type="string" calcext:value-type="string">
            <text:p><text:a xlink:href="https://en.wikipedia.org/wiki/Thyrotropin-releasing_hormone_receptor" xlink:type="simple">TRHR</text:a>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Other</text:p>
          </table:table-cell>
          <table:table-cell table:style-name="ce4" office:value-type="string" calcext:value-type="string">
            <text:p><text:a xlink:href="https://en.wikipedia.org/wiki/Melanin-concentrating_hormone" xlink:type="simple">Melanin-concentrating hormone</text:a></text:p>
          </table:table-cell>
          <table:table-cell table:style-name="ce4" office:value-type="string" calcext:value-type="string">
            <text:p>MCH</text:p>
          </table:table-cell>
          <table:table-cell table:style-name="ce4" office:value-type="string" calcext:value-type="string">
            <text:p><text:a xlink:href="https://en.wikipedia.org/wiki/Melanin-concentrating_hormone_receptor" xlink:type="simple">MCHR</text:a> 1,2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<text:a xlink:href="https://en.wikipedia.org/wiki/Gaseous_signaling_molecule" xlink:type="simple">Gaseous signaling molecule</text:a></text:p>
          </table:table-cell>
          <table:table-cell table:style-name="ce4" office:value-type="string" calcext:value-type="string">
            <text:p><text:a xlink:href="https://en.wikipedia.org/wiki/Nitric_oxide" xlink:type="simple">Nitric oxide</text:a>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luble <text:a xlink:href="https://en.wikipedia.org/wiki/Guanylyl_cyclase" xlink:type="simple">guanylyl cyclase</text:a>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Gaseous signaling molecule</text:p>
          </table:table-cell>
          <table:table-cell table:style-name="ce4" office:value-type="string" calcext:value-type="string">
            <text:p><text:a xlink:href="https://en.wikipedia.org/wiki/Carbon_monoxide" xlink:type="simple">Carbon monoxide</text:a></text:p>
          </table:table-cell>
          <table:table-cell table:style-name="ce4" office:value-type="string" calcext:value-type="string">
            <text:p>CO</text:p>
          </table:table-cell>
          <table:table-cell table:style-name="ce4"/>
          <table:table-cell table:style-name="ce4" office:value-type="string" calcext:value-type="string">
            <text:p><text:a xlink:href="https://en.wikipedia.org/wiki/Heme" xlink:type="simple">Heme</text:a> bound to <text:a xlink:href="https://en.wikipedia.org/wiki/Potassium_channel" xlink:type="simple">potassium channels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seous signaling molecule</text:p>
          </table:table-cell>
          <table:table-cell table:style-name="ce4" office:value-type="string" calcext:value-type="string">
            <text:p><text:a xlink:href="https://en.wikipedia.org/wiki/Hydrogen_sulfide" xlink:type="simple">Hydrogen sulfide</text:a></text:p>
          </table:table-cell>
          <table:table-cell table:style-name="ce4" office:value-type="string" calcext:value-type="string">
            <text:p>H2S</text:p>
          </table:table-cell>
          <table:table-cell table:style-name="ce4" table:number-columns-repeated="2"/>
          <table:table-cell table:number-columns-repeated="1019"/>
        </table:table-row>
        <table:table-row table:style-name="ro5" table:number-rows-repeated="2">
          <table:table-cell table:style-name="Default" table:number-columns-repeated="5"/>
          <table:table-cell table:number-columns-repeated="1019"/>
        </table:table-row>
        <table:table-row table:style-name="ro5" table:number-rows-repeated="104848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1:15:15.997570209</meta:creation-date>
    <dc:date>2022-01-25T11:22:23.973964423</dc:date>
    <meta:editing-duration>PT7M8S</meta:editing-duration>
    <meta:editing-cycles>1</meta:editing-cycles>
    <meta:document-statistic meta:table-count="1" meta:cell-count="352" meta:object-count="0"/>
    <meta:generator>LibreOffice/7.2.5.2.0$Linux_X86_64 LibreOffice_project/20$Build-2</meta:generator>
  </office:meta>
</office:document-meta>
</file>